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2000001728EA775C880D559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Hack" svg:font-family="Hack" style:font-pitch="fixed"/>
    <style:font-face style:name="Kochi Gothic" svg:font-family="'Kochi Gothic'" style:font-pitch="variable"/>
    <style:font-face style:name="Kochi Gothic1" svg:font-family="'Kochi Gothic', 'Times New Roman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Hack" fo:font-size="10pt" fo:language="ja" fo:country="JP" fo:font-weight="normal" officeooo:rsid="000df16b" officeooo:paragraph-rsid="000df16b" style:font-name-asian="Kochi Gothic1" style:font-size-asian="10pt" style:language-asian="ja" style:country-asian="JP" style:font-weight-asian="normal" style:font-name-complex="Arial" style:font-size-complex="10pt" style:language-complex="none" style:country-complex="none" style:font-weight-complex="normal"/>
    </style:style>
    <style:style style:name="P2" style:family="paragraph" style:parent-style-name="Standard" style:master-page-name="Standard">
      <style:paragraph-properties fo:margin-top="0.199cm" fo:margin-bottom="0cm" style:contextual-spacing="false" fo:text-align="center" style:justify-single-word="false" style:page-number="auto" fo:break-before="auto" fo:break-after="auto"/>
      <style:text-properties style:use-window-font-color="true" loext:opacity="0%" style:font-name="Hack" fo:font-size="22pt" fo:language="ja" fo:country="JP" fo:font-weight="bold" officeooo:rsid="00172a7b" officeooo:paragraph-rsid="00172a7b" style:font-name-asian="Kochi Gothic1" style:font-size-asian="22pt" style:language-asian="ja" style:country-asian="JP" style:font-weight-asian="bold" style:font-name-complex="Arial" style:font-size-complex="22pt" style:language-complex="none" style:country-complex="none" style:font-weight-complex="bold"/>
    </style:style>
    <style:style style:name="T1" style:family="text">
      <style:text-properties officeooo:rsid="00157664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3cm" svg:y="-0.037cm" svg:width="2.549cm" svg:height="2.468cm" draw:z-index="0"><draw:image xlink:href="Pictures/1000000000000172000001728EA775C880D559C9.png" xlink:type="simple" xlink:show="embed" xlink:actuate="onLoad" draw:mime-type="image/png"/></draw:frame>{{name}}</text:p>
      <text:p text:style-name="P1"/>
      <text:p text:style-name="P1">AT: <text:span text:style-name="T1">{{asset_tag}}</text:span></text:p>
      <text:p text:style-name="P1">SN: <text:span text:style-name="T1">{{serial}}</text:span></text:p>
      <text:p text:style-name="P1">MN: <text:span text:style-name="T1">{{model_number}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Hack" svg:font-family="Hack" style:font-pitch="fixed"/>
    <style:font-face style:name="Kochi Gothic" svg:font-family="'Kochi Gothic'" style:font-pitch="variable"/>
    <style:font-face style:name="Kochi Gothic1" svg:font-family="'Kochi Gothic', 'Times New Roman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ja" fo:country="JP" style:font-name-asian="Kochi Gothic" style:font-size-asian="12pt" style:language-asian="ja" style:country-asian="JP" style:font-name-complex="Luxi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ja" fo:country="JP" style:font-name-asian="Kochi Gothic" style:font-size-asian="12pt" style:language-asian="ja" style:country-asian="JP" style:font-name-complex="Luxi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Nimbus Roman No9 L" fo:font-family="'Nimbus Roman No9 L'" style:font-family-generic="roman" style:font-pitch="variable" fo:font-size="12pt" fo:language="ja" fo:country="JP" style:font-name-asian="Kochi Gothic1" style:font-family-asian="'Kochi Gothic', 'Times New Roman'" style:font-pitch-asian="variable" style:font-size-asian="12pt" style:language-asian="ja" style:country-asian="JP" style:font-name-complex="Luxi Sans" style:font-family-complex="'Luxi Sans'" style:font-pitch-complex="variable" style:font-size-complex="10pt" style:language-complex="none" style:country-complex="none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xi Sans" style:font-family-complex="'Luxi Sans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xi Sans" style:font-family-complex="'Luxi Sans'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" style:font-family-complex="'Luxi Sans'" style:font-pitch-complex="variable"/>
    </style:style>
    <style:style style:name="Absatz-Standardschriftart" style:family="text"/>
    <style:style style:name="WW-Absatz-Standardschriftart" style:family="text"/>
    <style:style style:name="段落フォント" style:family="text"/>
    <style:style style:name="WW-Absatz-Standardschriftart1" style:family="text"/>
    <style:style style:name="WW-段落フォント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999cm" fo:page-height="3.799cm" style:num-format="1" style:print-orientation="landscape" fo:margin-top="0.037cm" fo:margin-bottom="0.15cm" fo:margin-left="0.3cm" fo:margin-right="0.3cm" style:writing-mode="lr-tb" style:layout-grid-color="#c0c0c0" style:layout-grid-lines="5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17-12-13T16:21:20.044014250</meta:creation-date>
    <dc:language>ja-JP</dc:language>
    <meta:editing-cycles>6</meta:editing-cycles>
    <meta:editing-duration>PT16H18M14S</meta:editing-duration>
    <dc:date>2022-10-19T10:21:57.670997278</dc:date>
    <meta:print-date>2018-04-05T15:37:35.348824147</meta:print-date>
    <meta:document-statistic meta:table-count="0" meta:image-count="1" meta:object-count="0" meta:page-count="1" meta:paragraph-count="4" meta:word-count="11" meta:character-count="59" meta:non-whitespace-character-count="56"/>
    <meta:user-defined meta:name="Info 1"/>
    <meta:user-defined meta:name="Info 2"/>
    <meta:user-defined meta:name="Info 3"/>
    <meta:user-defined meta:name="Info 4"/>
  </office:meta>
</office:document-meta>
</file>